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end" style:justify-single-word="false" fo:text-indent="0.1965in" style:auto-text-indent="false"/>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loext:graphic-properties draw:fill="solid" draw:fill-color="#eeeeee" draw:opacity="100%"/>
      <style:paragraph-properties fo:background-color="#eeeeee"/>
      <style:text-properties fo:language="ru" fo:country="RU"/>
    </style:style>
    <style:style style:name="P10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4" style:family="paragraph" style:parent-style-name="Text_20_body">
      <style:text-properties fo:language="en" fo:country="US"/>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First_20_line_20_indent">
      <loext:graphic-properties draw:fill="solid" draw:fill-color="#eeeeee" draw:opacity="100%"/>
      <style:paragraph-properties fo:background-color="#eeeeee"/>
      <style:text-properties fo:language="ru" fo:country="RU"/>
    </style:style>
    <style:style style:name="P10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8" style:family="paragraph" style:parent-style-name="Text_20_body">
      <style:paragraph-properties fo:margin-left="0in" fo:margin-right="0in" fo:text-align="justify"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fo:color="#800000"/>
    </style:style>
    <style:style style:name="P11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center"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2" style:family="paragraph" style:parent-style-name="Footnote">
      <style:paragraph-properties fo:margin-left="0in" fo:margin-right="0in" fo:text-indent="0in"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9" style:family="paragraph" style:parent-style-name="Text_20_body" style:list-style-name="L3">
      <style:text-properties fo:language="ru" fo:country="RU"/>
    </style:style>
    <style:style style:name="P140" style:family="paragraph" style:parent-style-name="Text_20_body" style:list-style-name="L3">
      <style:text-properties fo:language="ru" fo:country="RU" fo:background-color="#ffff00"/>
    </style:style>
    <style:style style:name="P14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1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officeooo:rsid="0017ffb6" officeooo:paragraph-rsid="0017ffb6"/>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Heading_20_1">
      <loext:graphic-properties draw:fill="solid" draw:fill-color="#eeeeee" draw:opacity="100%"/>
      <style:paragraph-properties fo:background-color="#eeeee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loext:graphic-properties draw:fill="solid" draw:fill-color="#eeeeee" draw:opacity="100%"/>
      <style:paragraph-properties fo:background-color="#eeeeee"/>
      <style:text-properties fo:language="ru" fo:country="RU"/>
    </style:style>
    <style:style style:name="P156" style:family="paragraph" style:parent-style-name="Heading_20_2">
      <loext:graphic-properties draw:fill="solid" draw:fill-color="#eeeeee" draw:opacity="100%"/>
      <style:paragraph-properties fo:background-color="#eeeeee"/>
    </style:style>
    <style:style style:name="P15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2072e"/>
    </style:style>
    <style:style style:name="T10" style:family="text">
      <style:text-properties fo:language="ru" fo:country="RU" officeooo:rsid="0012aae1"/>
    </style:style>
    <style:style style:name="T11" style:family="text">
      <style:text-properties fo:language="ru" fo:country="RU" officeooo:rsid="0015d910"/>
    </style:style>
    <style:style style:name="T12" style:family="text">
      <style:text-properties fo:language="ru" fo:country="RU" officeooo:rsid="0017087e"/>
    </style:style>
    <style:style style:name="T13" style:family="text">
      <style:text-properties fo:language="ru" fo:country="RU" officeooo:rsid="00194833"/>
    </style:style>
    <style:style style:name="T14" style:family="text">
      <style:text-properties fo:language="ru" fo:country="RU" officeooo:rsid="001bc16f"/>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background-color="transparent" loext:char-shading-value="0"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color="#6666ff" fo:language="ru" fo:country="RU"/>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fo:background-color="transparent" loext:char-shading-value="0" style:font-style-asian="normal" style:font-style-complex="normal"/>
    </style:style>
    <style:style style:name="T29" style:family="text">
      <style:text-properties fo:color="#800000" fo:language="ru" fo:country="RU" fo:font-style="normal" style:font-style-asian="normal" style:font-style-complex="normal"/>
    </style:style>
    <style:style style:name="T30" style:family="text">
      <style:text-properties fo:color="#800000" fo:language="ru" fo:country="RU" fo:background-color="transparent" loext:char-shading-value="0"/>
    </style:style>
    <style:style style:name="T31" style:family="text">
      <style:text-properties fo:color="#800000" fo:language="ru" fo:country="RU" officeooo:rsid="001c055e"/>
    </style:style>
    <style:style style:name="T32" style:family="text">
      <style:text-properties fo:color="#800000" fo:language="en" fo:country="US"/>
    </style:style>
    <style:style style:name="T33" style:family="text">
      <style:text-properties fo:color="#ff6600"/>
    </style:style>
    <style:style style:name="T34" style:family="text">
      <style:text-properties fo:color="#ff6600" fo:language="ru" fo:country="RU"/>
    </style:style>
    <style:style style:name="T35" style:family="text">
      <style:text-properties fo:font-weight="bold"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background-color="transparent" loext:char-shading-value="0"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color="#0066cc"/>
    </style:style>
    <style:style style:name="T70" style:family="text">
      <style:text-properties fo:color="#0000cc"/>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color="#ff0000"/>
    </style:style>
    <style:style style:name="T75" style:family="text">
      <style:text-properties officeooo:rsid="000f1f83"/>
    </style:style>
    <style:style style:name="T76" style:family="text">
      <style:text-properties officeooo:rsid="0012072e"/>
    </style:style>
    <style:style style:name="T77" style:family="text">
      <style:text-properties officeooo:rsid="0012aae1"/>
    </style:style>
    <style:style style:name="T78" style:family="text">
      <style:text-properties officeooo:rsid="001c05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4">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77580975352555017"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8714086104420036731" text:style-name="L2">
        <text:list-item>
          <text:p text:style-name="P137">«Великие грифоны прошлого» - из канона (5<text:span text:style-name="T15">s8e)</text:span></text:p>
        </text:list-item>
        <text:list-item>
          <text:p text:style-name="P137">«Высшие заклинания в повседневном использовании: от песчинки до дворца»</text:p>
        </text:list-item>
        <text:list-item>
          <text:p text:style-name="P138">«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56">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66">Тайны Тайных Наук</text:span>» - обмен</text:p>
        </text:list-item>
        <text:list-item>
          <text:p text:style-name="P138"><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729863976047762056" text:style-name="L3">
        <text:list-item>
          <text:p text:style-name="P1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39">У Селестии были такие элементы гармонии: Магия, Доброта, Смех. У Луны — Верность, Честность, Щедрость. (ксенофазия)</text:p>
        </text:list-item>
        <text:list-item>
          <text:p text:style-name="P1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9">Около 820-ти лет назад будущий маг Лайтнинг Стар поступил на обучение к наставнику Тииспоту</text:p>
        </text:list-item>
        <text:list-item>
          <text:p text:style-name="P1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9">У Селестии грива и хвост развеваются и переливаются от магического шампуня</text:p>
        </text:list-item>
        <text:list-item>
          <text:p text:style-name="P139">Тело Селестии очень крепкое — может выдержать несколько тонн земли</text:p>
        </text:list-item>
        <text:list-item>
          <text:p text:style-name="P139">Дискорд намного старше принцесс, его магия сильнее ихней на голову</text:p>
        </text:list-item>
        <text:list-item>
          <text:p text:style-name="P139">Луна младше Селестии на 3 года. Сёстрам около 5000 лет. По другим данным, Селестии около 2500 лет (Обмен).</text:p>
        </text:list-item>
        <text:list-item>
          <text:p text:style-name="P139">Принцессы начали войну с Дискордом в возрасте, когда им было около 700 лет — и продолжалась война почти сто лет</text:p>
        </text:list-item>
        <text:list-item>
          <text:p text:style-name="P139">Самый главный враг сестёр и Дискорда — скука</text:p>
        </text:list-item>
        <text:list-item>
          <text:p text:style-name="P139">В Эквестрии на одного жеребца приходится четыре - пять кобыл</text:p>
        </text:list-item>
        <text:list-item>
          <text:p text:style-name="P1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9">Селестия в первые полторы тысячи лет путешествовала — и заварила несколько войн (две — с Эквестрией, в одной была против Луны)</text:p>
        </text:list-item>
        <text:list-item>
          <text:p text:style-name="P139">Настоящий цвет гривы Селестии — клубнично-розовая. Радужный цвет гривы и хвоста поддерживается магией</text:p>
        </text:list-item>
        <text:list-item>
          <text:p text:style-name="P139">Кроме Дискорда, старше сестёр ещё старейшина драконов</text:p>
        </text:list-item>
        <text:list-item>
          <text:p text:style-name="P139"><text:soft-page-break/>Кэйденс не прожила и 60-ти лет и является низкорожденной</text:p>
        </text:list-item>
        <text:list-item>
          <text:p text:style-name="P1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9">Народ тихо фигел от нововведений и с ещё большим ожесточением продолжал делать по-своему</text:p>
        </text:list-item>
        <text:list-item>
          <text:p text:style-name="P1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9">Когда пони женятся, они обмениваются ножными браслетами</text:p>
        </text:list-item>
        <text:list-item>
          <text:p text:style-name="P139">Светилами, кроме сестёр, могут управлять единороги (группы), Дискорд, Твайлайт и Старсвирл</text:p>
        </text:list-item>
        <text:list-item>
          <text:p text:style-name="P139">Королева Кризалис — правительница Зелёной Долины</text:p>
        </text:list-item>
        <text:list-item>
          <text:p text:style-name="P139">Мать Луны и Селестии — аликорн Лорен. Мать Дискорда — Алиса (пони-человек)</text:p>
        </text:list-item>
        <text:list-item>
          <text:p text:style-name="P13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3" text:outline-level="2">1. Терра</text:h>
      <text:p text:style-name="P27">музыка - кондовая электронная, холодная и отчаянная (Electronics “Disappointed”)</text:p>
      <text:p text:style-name="P11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2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5">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20">&lt;<text:span text:style-name="T27">Добавить сцену со Стасом</text:span>&gt;</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1"><text:span text:style-name="T15">&gt;\</text:span>Привет, Н<text:span text:style-name="T1">эш.</text:span> Это Макс.</text:p>
      <text:p text:style-name="P71"><text:span text:style-name="T15">&lt;\</text:span>Привет Макс. <text:span text:style-name="T1">Рад тебя видеть. Где ты отсутствовал три дня?</text:span></text:p>
      <text:p text:style-name="P71"><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text:soft-page-break/>Введём-ка парочку <text:span text:style-name="T1">простейших</text:span> вопросов <text:span text:style-name="T1">для разминки</text:span>.</text:p>
      <text:p text:style-name="P43"/>
      <text:p text:style-name="P71"><text:span text:style-name="T15">&gt;\</text:span>Как называется наш проект?</text:p>
      <text:p text:style-name="P71"><text:span text:style-name="T15">&lt;\</text:span>Дайсон.</text:p>
      <text:p text:style-name="P71"><text:span text:style-name="T15">&gt;\</text:span>Сколько тебе лет?</text:p>
      <text:p text:style-name="P71"><text:span text:style-name="T15">&lt;\</text:span>Два года с начала запуска кластера.</text:p>
      <text:p text:style-name="P71"><text:span text:style-name="T15">&gt;\</text:span>Какой сейчас год?</text:p>
      <text:p text:style-name="P71"><text:span text:style-name="T15">&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1"><text:span text:style-name="T15">&gt;\</text:span>Н<text:span text:style-name="T1">эш</text:span>, отключи память <text:span text:style-name="T1">заданий</text:span> за последнюю неделю.</text:p>
      <text:p text:style-name="P71"><text:span text:style-name="T15">&lt;\</text:span>Выполнено.</text:p>
      <text:p text:style-name="P71"><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1"><text:span text:style-name="T15">&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15">&lt;\</text:span><text:span text:style-name="T1">Выполняю задачу</text:span>...</text:p>
      <text:p text:style-name="P72"><text:span text:style-name="T15">&lt;\</text:span>...</text:p>
      <text:p text:style-name="P72"><text:span text:style-name="T15">&lt;\</text:span>Решение:</text:p>
      <text:p text:style-name="P72"><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5">: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1"><text:span text:style-name="T15">&gt;</text:span>\<text:span text:style-name="T1">Нэш</text:span>, почему ты используешь жёсткие настройки <text:span text:style-name="T1">для решения задачи</text:span>?</text:p>
      <text:p text:style-name="P71"><text:span text:style-name="T15">&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1"><text:span text:style-name="T15">&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5">incompartible interface Analytics v.0.93 beta</text:span>”</text:p>
      <text:p text:style-name="P43">Ага, уже теплее.</text:p>
      <text:p text:style-name="P43"/>
      <text:p text:style-name="P71"><text:span text:style-name="T15">&gt;</text:span>\<text:span text:style-name="T1">Нэш</text:span>,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5">–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5">– </text:span>Окей. Спасибо, Макс. <text:span text:style-name="T1">Выручил.</text:span></text:p>
      <text:p text:style-name="P4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5">.</text:span></text:p>
      <text:p text:style-name="P81">Гудки.</text:p>
      <text:p text:style-name="P43"><text:span text:style-name="T1">У</text:span>ходя попрощался с охранником, <text:span text:style-name="T1">увлечённо исследующим тему садо-мазо</text:span>.</text:p>
      <text:p text:style-name="P43">Всё, свободен. Хотя <text:s/><text:span text:style-name="T1">воскресенье</text:span> уже испорчен<text:span text:style-name="T1">о</text:span>.</text:p>
      <text:p text:style-name="P43"/>
      <text:p text:style-name="P111">***</text:p>
      <text:p text:style-name="P111"/>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5">&lt;</text:span><text:span text:style-name="T69">мелодия из Донни Дарко</text:span><text:span text:style-name="T15">&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5">&lt;</text:span><text:span text:style-name="T27">месяц</text:span><text:span text:style-name="T15">&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4">Музыка быстрая, тревожная, надорваная и печальная (Pet Shop Boys “So Hard” ?)</text:p>
      <text:p text:style-name="P29"/>
      <text:p text:style-name="P109"><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7">Описание получше. Подземелье</text:span><text:span text:style-name="T1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Тут м<text:span text:style-name="T15">еня, </text:span>наконец,<text:span text:style-name="T15"> стошнило. Буквально вывернуло наизнанку: из носа текло, в глазах стояли слёзы. </text:span></text:p>
      <text:p text:style-name="P5"><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2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5">3. </text:span>Кантерлот</text:h>
      <text:p text:style-name="P75">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874678315602310091" text:style-name="L4">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7"/>
      <text:p text:style-name="P11">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text:soft-page-break/>Дискорд исчез. Последний раз драконикуса видели, когда он на своей маленькой и юркой колеснице удалялся в сторону Жеребячьих<text:span text:style-name="T26">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3"><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3"><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уничтожаются путём <text:span text:style-name="T1">усиленного</text:span> износа, будучи частью экспериментальных колесниц! “Лорен” я сделал на базе <text:span text:style-name="T3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6">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6">–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4">Селестия нахмурилась и угрожающе подняла крылья.</text:p>
      <text:p text:style-name="P54"><text:span text:style-name="T15">– </text:span>Не забывай, человек, я — могущественный маг и правитель Эквестрии. Ко мне нужно относиться с должным уважением!</text:p>
      <text:p text:style-name="P54"><text:span text:style-name="T15">– </text:span>А то что? Превратишь в жабу? Сошлёшь на Луну? Убьёшь нахер?</text:p>
      <text:p text:style-name="P54">Аликорница сникла. Уши её опустились.</text:p>
      <text:p text:style-name="P54"><text:span text:style-name="T15">– </text:span>Макс, не надо... Ты же знаешь, я этого не сделаю.</text:p>
      <text:p text:style-name="P54"><text:soft-page-break/><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4"><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54"><text:span text:style-name="T15">Аликорница уселась н</text:span>а пол <text:span text:style-name="T15">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54"><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5">– </text:span>Вот, читай отсюда. <text:span text:style-name="T15">– а</text:span>ликорница подчеркнула абзац копытом.</text:p>
      <text:p text:style-name="P54"/>
      <text:p text:style-name="P56">***</text:p>
      <text:p text:style-name="P56"/>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text:soft-page-break/>&lt;<text:span text:style-name="T26">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text:span text:style-name="T1">Дискордовы</text:span>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7">–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54" text:outline-level="2"><text:span text:style-name="T15">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text:soft-page-break/>–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text:soft-page-break/>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text:soft-page-break/>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text:soft-page-break/>– Вроде да. Хотя, по-моему, дело уже не в муравьях.</text:p>
      <text:p text:style-name="P54">– По-моему, тоже. – рассмеялась аликорница. – Продолжай...</text:p>
      <text:p text:style-name="P54"/>
      <text:h text:style-name="P153" text:outline-level="2">6. Стыд</text:h>
      <text:p text:style-name="P54"/>
      <text:p text:style-name="P62">~~~ Завтра на семь в библиотеке ~~~</text:p>
      <text:p text:style-name="P62"/>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text:soft-page-break/></text:p>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text:soft-page-break/>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1">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text:soft-page-break/>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5">— умение делегировать полномочия. Вечером того же дня я села за письменный стол.</text:span></text:p>
      <text:p text:style-name="P47">“<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5">—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ли&lt;<text:span text:style-name="T21">Селли !!!</text:span>&gt;. Если хочешь.</text:p>
      <text:p text:style-name="P54">– Хорошо. До встречи, Селли.</text:p>
      <text:p text:style-name="P54">– До встречи, Макс.</text:p>
      <text:p text:style-name="P54"/>
      <text:h text:style-name="Heading_20_2" text:outline-level="2"><text:span text:style-name="T1">8</text:span>. <text:span text:style-name="T15">40-6</text:span></text:h>
      <text:p text:style-name="P76">Mark Knopfler — Hill Farmers Blues — или на следующую главу (прощание)</text:p>
      <text:p text:style-name="P54"/>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6">Истончения </text:span>(быть может, к счастью). Всё, что я могу <text:span text:style-name="T15">— оставить тебе напутствие.</text:span></text:p>
      <text:p text:style-name="P62"><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62">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47"><text:soft-page-break/>…</text:p>
      <text:p text:style-name="P47"/>
      <text:p text:style-name="P54">Тоже мне, философ выискался, Диоген копытный! Вот не люблю, когда всякие "гуру" с глубокомысленным видом порют чушь. Эквестрия <text:span text:style-name="T17">—</text:span> сказоч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6">— вся архитектура явно </text:span><text:span text:style-name="T38">была </text:span><text:span text:style-name="T46">заточена под крылатых. Таких, для которых приземлиться на балкон в тронном зале или уйти через портик на крыше</text:span><text:span text:style-name="T63"> </text:span><text:span text:style-name="T46">—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6"> </text:span><text:span text:style-name="T38">Его центр занимал высокий </text:span><text:span text:style-name="T46">кругл</text:span><text:span text:style-name="T38">ый</text:span><text:span text:style-name="T46"> </text:span><text:span text:style-name="T38">футон</text:span><text:span text:style-name="T46"> </text:span><text:span text:style-name="T38">с</text:span><text:span text:style-name="T46"> велик</text:span><text:span text:style-name="T38">им</text:span><text:span text:style-name="T46"> множество</text:span><text:span text:style-name="T38">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4">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Тия. <text:span text:style-name="T15">– С</text:span>пасибо, мнет хоть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5">–</text:span> А водку у вас принято пить?</text:p>
      <text:p text:style-name="P45"><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54"><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5">– Это ты называешь “дружбой”? – с </text:span>улыбкой хмыкнул<text:span text:style-name="T15"> я. – </text:span>Мне нравится твоё чувство юмора.</text:p>
      <text:p text:style-name="P54">Аликорница нахмурилась.</text:p>
      <text:p text:style-name="P54"><text:span text:style-name="T15">–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54">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7">–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6">–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51">– </text:span>“<text:span text:style-name="T1">Что я могу сделать, чтобы вернуть всё назад?</text:span>”</text:p>
      <text:p text:style-name="P14"><text:span text:style-name="T51">– </text:span><text:span text:style-name="T38">Так и сказала?</text:span></text:p>
      <text:p text:style-name="P1"><text:span text:style-name="T46">–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1">– </text:span><text:span text:style-name="T38">Что бы это значило, Флер?</text:span></text:p>
      <text:p text:style-name="P14"><text:span text:style-name="T51">– </text:span><text:span text:style-name="T38">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кольты!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удручё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7"/>
      <text:p text:style-name="P1"><text:span text:style-name="T47">&lt;</text:span><text:span text:style-name="T65">Mark Knopfler - </text:span><text:span text:style-name="T64">Hill Farmer's Blues</text:span><text:span text:style-name="T47">&gt;</text:span></text:p>
      <text:p text:style-name="P49">***</text:p>
      <text:p text:style-name="P47"/>
      <text:p text:style-name="P5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3">–<text:span text:style-name="T1"> Но магия есть и сейчас, мам!</text:span></text:p>
      <text:p text:style-name="P5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5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3">–<text:span text:style-name="T1"> Весь мир как Вечнодикий лес?</text:span></text:p>
      <text:p text:style-name="P6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3"><text:span text:style-name="T1">– Конечно, мам! «День горящего очага» </text:span>— <text:span text:style-name="T1">верно?</text:span></text:p>
      <text:p text:style-name="P6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5">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2">мино</text:span>тавра?</text:p>
      <text:p text:style-name="P62">– <text:s/>Тебя я забрать ему не дам. А в дядю не тыкай копытом, это невежливо! Спи уже, мой маленький!</text:p>
      <text:p text:style-name="P62">– Поцелуй меня на ночь, мам!</text:p>
      <text:p text:style-name="P62"><text:soft-page-break/>– Конечно, мой хороший...</text:p>
      <text:p text:style-name="P62"/>
      <text:p text:style-name="P47">Вагоны убаюкивающе перестукивались по рельсам, унося меня прочь от Кантерлота. Я перевернулся на другой бок и провалился в сон.</text:p>
      <text:p text:style-name="P78">&lt;https://www.youtube.com/watch?v=Py9SDdYGFrQ&gt;</text:p>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38">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8">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8">***</text:p>
      <text:p text:style-name="P47"/>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54"><text:span text:style-name="T15">–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его френдкольта».</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0">—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4"/>
      <text:p text:style-name="P5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54">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text:soft-page-break/>– В сейфе, я в курсе.</text:p>
      <text:p text:style-name="P62"/>
      <text:p text:style-name="P64">***</text:p>
      <text:p text:style-name="P75">&lt;Seal — Amazing <text:span text:style-name="T1">(T</text:span><text:span text:style-name="T15">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26">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3">***</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Хренасе... Человеки рулят...» <text:span text:style-name="T19">—</text:span><text:span text:style-name="T20">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7">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6">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pan text:style-name="T50">чёрный экран?</text:span></text:p>
      <text:p text:style-name="P62"/>
      <text:p text:style-name="P64">***</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56">***</text:p>
      <text:p text:style-name="P54"/>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text:soft-page-break/></text:p>
      <text:p text:style-name="P6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9"/>
      <text:h text:style-name="Heading_20_2" text:outline-level="2">12. День сурка</text:h>
      <text:p text:style-name="P14">&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text:soft-page-break/>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6">—</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7"><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38">Мощнее ускорителя только магия драконов, аликорнов и Элементов Гармонии. Если бы я была...</text:span><text:span text:style-name="T15"> </text:span>Аа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5">–</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38">.</text:span></text:p>
      <text:p text:style-name="P54">…</text:p>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5">Чужестранец-человек разбил сердце нашей обожаемой Селестии! Двор в отчаянии </text:span><text:span text:style-name="T19">— </text:span><text:span text:style-name="T35">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5">– </text:span>Привет, Эй-Джей! У тебя проблемы?</text:p>
      <text:p text:style-name="P54"><text:span text:style-name="T15">– </text:span>Привет, сахарок. <text:span text:style-name="T15">– </text:span>озабоченно поприветствовала меня пони. <text:span text:style-name="T15">–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5">– </text:span>А ты, Большой Мак,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5">–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5">– </text:span>Хошь сказать, ты в Кантерлоте у Селестии под крылышком телеги чинил? Или Рэр сбрехала?</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15">– Г</text:span>отово. Принимай работу, хозяйка!</text:p>
      <text:p text:style-name="P54">Эпплджек стиснула меня в сокрушающих объятиях.</text:p>
      <text:p text:style-name="P54"><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oft-page-break/><text:span text:style-name="T15">–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5">–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5">– </text:span>Бери, сахарок. Для тебя <text:span text:style-name="T15">— </text:span>самые <text:span text:style-name="T15">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68">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68">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5">– </text:span>Свободно? <text:span text:style-name="T15">– </text:span>спросил я у единственной пони, сидящей за столиком.</text:p>
      <text:p text:style-name="P54"><text:span text:style-name="T15">– </text:span>Да-да, конечно. <text:span text:style-name="T15">–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15">– <text:s/></text:span>Пирог с грибами, яишницу и чизкейк<text:span text:style-name="T15"> – </text:span>сообщил я подошедшей официантке.</text:p>
      <text:p text:style-name="P54"><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54"><text:span text:style-name="T15">–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5">– </text:span>Вы, наверное, ждёте кого-то?</text:p>
      <text:p text:style-name="P57"><text:span text:style-name="T15">– </text:span>Неа.</text:p>
      <text:p text:style-name="P57"><text:span text:style-name="T15">– </text:span>Просто обедаете?</text:p>
      <text:p text:style-name="P57"><text:span text:style-name="T15">– </text:span>Неа.</text:p>
      <text:p text:style-name="P57"><text:span text:style-name="T15">– </text:span>Просто сидите и мрачно смотрите на меня?</text:p>
      <text:p text:style-name="P57"><text:span text:style-name="T15">– </text:span>Неа.</text:p>
      <text:p text:style-name="P57">Хм, а эта пони не из разговорчивых. Ну ладно.</text:p>
      <text:p text:style-name="P57"><text:span text:style-name="T15">– </text:span>А что же вы делаете?</text:p>
      <text:p text:style-name="P57"><text:span text:style-name="T15">– </text:span>Веселюсь. <text:span text:style-name="T15">– </text:span>мрачно заявила пони.</text:p>
      <text:p text:style-name="P57"><text:span text:style-name="T15">–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5">– </text:span>Привет, Макс!</text:p>
      <text:p text:style-name="P5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5">– </text:span>Мы с вами раньше встречались?</text:p>
      <text:p text:style-name="P57"><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5">– </text:span>Оставь, Салвер.<text:span text:style-name="T15"> </text:span>Ему за счёт заведения.</text:p>
      <text:p text:style-name="P54"><text:span text:style-name="T15">– </text:span>Ясно, мисс Пинки. <text:span text:style-name="T15">– </text:span>официантка кивнула и ушла.</text:p>
      <text:p text:style-name="P54"><text:span text:style-name="T15">– Ч</text:span>его-о-о?<text:span text:style-name="T15"> </text:span>Так это твой бар?</text:p>
      <text:p text:style-name="P54"><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54"><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5">– </text:span>У меня есть идея получше. <text:span text:style-name="T15">– </text:span>на свет показалась фляга Большого Макинтоша.</text:p>
      <text:p text:style-name="P54"><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5">– </text:span>Починил телегу. Только молчок про самогон, раз уж ты в курсе. <text:span text:style-name="T15">– </text:span>я разлил сидр по чашкам.</text:p>
      <text:p text:style-name="P54"><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5">–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15">– У </text:span>тебя такая смешная мордочка! <text:span text:style-name="T15">– </text:span>захихикали Пинки, покачиваясь. <text:span text:style-name="T15">– </text:span>Как будто ты <text:span text:style-name="T68">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5">– </text:span>Эммм... Скажи-ка мне, мой друг П-п-пинки... Легенда про фаэри <text:span text:style-name="T20">— </text:span><text:span text:style-name="T68">эт правда?</text:span></text:p>
      <text:p text:style-name="P54"><text:span text:style-name="T20">– </text:span><text:span text:style-name="T68">Какая из? Их много, вообще-то. Ик!</text:span></text:p>
      <text:p text:style-name="P54"><text:soft-page-break/><text:span text:style-name="T20">– </text:span><text:span text:style-name="T68">Про принцесс. Про то, что они фаэри, спустившиеся с неба во плоти, чтоб помогать пони управлять Эквестрией?</text:span></text:p>
      <text:p text:style-name="P54"><text:span text:style-name="T20">– </text:span><text:span text:style-name="T68">Макс, </text:span><text:span text:style-name="T20">– </text:span><text:span text:style-name="T68">захихикала Пинки, взъерошив копытами розовые кудряшки и попытавшись соорудить из них бороду, </text:span><text:span text:style-name="T20">–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4"><text:span text:style-name="T20">–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4"><text:span text:style-name="T20">– </text:span><text:span text:style-name="T68">Ты что-о-о! Нельзя любить фаэри! Она похитит твоё сердце, и ты будешь искать её, пока не... </text:span><text:span text:style-name="T20">– </text:span><text:span text:style-name="T68">Пинки погрузилась в так и не съеденный салат «по-Кантерлотски» и захрапела.</text:span></text:p>
      <text:p text:style-name="P54"><text:span text:style-name="T20">– </text:span><text:span text:style-name="T68">Пока не умру?</text:span></text:p>
      <text:p text:style-name="P54"><text:span text:style-name="T20">– </text:span><text:span text:style-name="T68">Нет, глупенький, </text:span><text:span text:style-name="T20">– </text:span><text:span text:style-name="T68">пробулькала Пинки из миски. </text:span><text:span text:style-name="T20">– </text:span><text:span text:style-name="T68">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58"><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8"><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8"><text:span text:style-name="T15">–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5">– </text:span>Стооой! <text:span text:style-name="T15">– </text:span>заорал я. <text:span text:style-name="T15">– </text:span>Выпрыгивай из бочки!!!</text:p>
      <text:p text:style-name="P58">Кобылка-пилот улыбнулась и постукала копытцем по шлему, показывая, что не слышит меня.</text:p>
      <text:p text:style-name="P58"><text:span text:style-name="T15">– </text:span>Выпрыгивааа... <text:span text:style-name="T15">–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5">– </text:span>Смотри, вот те и ответ на вопрос, куда деваются пони!</text:p>
      <text:p text:style-name="P58"><text:span text:style-name="T15">– </text:span>Где? <text:span text:style-name="T15">– </text:span>единорожка начала оглядываться.</text:p>
      <text:p text:style-name="P58"><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8"><text:span text:style-name="T15">– </text:span>И что? Я всё равно не пойму, куда пони деваются? И куда пропала Скуталу?</text:p>
      <text:p text:style-name="P58"><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text:soft-page-break/>От кого: Кантерлот, Дворец, Королевский Секретариат Её Высочества, Дневной Главы Диархии, Принцессы Селестии.</text:p>
      <text:p text:style-name="P54"/>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5"><text:span text:style-name="T15">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5">P.S. Н</text:span>е гневите мироздание воровством! <text:span text:style-name="T35">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5"/>
      <text:p text:style-name="P5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3"/>
      <text:p text:style-name="P53">P.S.P.S. <text:span text:style-name="T1">Я всё равно дождусь, когда ты перестанешь злиться!</text:span></text:p>
      <text:p text:style-name="P62"/>
      <text:h text:style-name="Heading_20_2" text:outline-level="2">13. Мэйнхэттен</text:h>
      <text:p text:style-name="P77">ZZ Top – Gimme all your lovin</text:p>
      <text:p text:style-name="P58"><text:span text:style-name="T15">–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5">–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58"><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8"><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5">– </text:span>Это неправильно! <text:span text:style-name="T15">– </text:span>заявила Рэйнбоу Дэш, отвернувшись от окна.</text:p>
      <text:p text:style-name="P58"><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8"><text:span text:style-name="T15">– </text:span>Да я не про то! <text:span text:style-name="T15">– </text:span>отмахнулась пегаска. <text:span text:style-name="T15">– </text:span>Посмотри на поле.</text:p>
      <text:p text:style-name="P58"><text:span text:style-name="T15">– </text:span>И что? Поле как поле.</text:p>
      <text:p text:style-name="P58"><text:span text:style-name="T15">– </text:span>Оно не убрано. <text:span text:style-name="T15">– </text:span>мрачно ответила пегаска. <text:span text:style-name="T15">–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5">– </text:span>У самого посёлка поля убраны. Наверняка дойдёт дело и до остальных.</text:p>
      <text:p text:style-name="P58"><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5">– </text:span>Спасибо, но от пинкиных плюшек у меня фланки округляются.</text:p>
      <text:p text:style-name="P58"><text:span text:style-name="T15">– </text:span>Да ладно тебе, Рэйнбоу Дэш! От одной не округлятся.</text:p>
      <text:p text:style-name="P58"><text:span text:style-name="T15">– </text:span>От одной —<text:span text:style-name="T15"> </text:span>нет. Но я ж на одной не остановлюсь... И вот что. Зови меня Дэш! А то и мне придётся звать тебя полным именем, а я этого не выношу. <text:span text:style-name="T15">– </text:span>Пегаска взяла карту и нахмурилась. <text:span text:style-name="T15">–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5"> </text:span>Как будто…</text:p>
      <text:p text:style-name="P58"><text:span text:style-name="T15">–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5">–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5">–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5">– </text:span>Леди и джентльпони! Просьба не паниковать! Поезд дальше не идёт: впереди провал! <text:span text:style-name="T15">– </text:span>крикнул проводник.</text:p>
      <text:p text:style-name="P58"><text:span text:style-name="T15">– </text:span>Какой ещё, в дышло, провал? Я проезжал тут два дня назад!</text:p>
      <text:p text:style-name="P58"><text:span text:style-name="T15">– </text:span>Безобразие! Верните мне деньги за билет!</text:p>
      <text:p text:style-name="P58"><text:span text:style-name="T15">– </text:span>Как вы смеете! Я опоздаю в порт! <text:s/><text:span text:style-name="T15">–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5">– </text:span>Дэш, нам надо на ту сторону.</text:p>
      <text:p text:style-name="P58"><text:span text:style-name="T15">– </text:span>Нет проблем. Я могу тебя перенести.</text:p>
      <text:p text:style-name="P58">Я с сомнением посмотрел на пегаску. Дэш в холке была мне по пояс.</text:p>
      <text:p text:style-name="P58"><text:span text:style-name="T15">–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8">Мля.</text:p>
      <text:p text:style-name="P58"><text:soft-page-break/><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5">– </text:span>Я чувствую, что только что упустил отличную возможность отлить на вселенную!</text:p>
      <text:p text:style-name="P58"/>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3">прочитал охранник, близоруко щурясь.</text:span></text:p>
      <text:p text:style-name="P58"><text:span text:style-name="T15">– </text:span>Удостоверение личности предъявлять? <text:span text:style-name="T15">– </text:span>осведомился я.</text:p>
      <text:p text:style-name="P58"><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5">– </text:span>Нет, ты видела? Он мне чуть носок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8">Дэш, ни слова не говоря, прислонила ухо к двери.</text:p>
      <text:p text:style-name="P58"><text:span text:style-name="T15">– </text:span>Будешь смеяться, но именно этим он и занят. Вызывает полицию по телефону. <text:span text:style-name="T15">– </text:span>сообщила пегаска.</text:p>
      <text:p text:style-name="P58"><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5">– </text:span>Сколько у нас времени?</text:p>
      <text:p text:style-name="P58">Дэш почесала в затылке.</text:p>
      <text:p text:style-name="P58"><text:span text:style-name="T15">–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5">–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5">–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text:soft-page-break/></text:p>
      <text:p text:style-name="P58">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span text:style-name="T15">&lt;</text:span>Т<text:span text:style-name="T26">вайлайт в Понивилле, услышав про портативный ускоритель, захочет его получить. Макс смутится</text:span><text:span text:style-name="T15">&gt;</text:span></text:p>
      <text:p text:style-name="P58">Снаружи послышался вой сирены и цокот множества копыт.</text:p>
      <text:p text:style-name="P58"><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5">– </text:span>Это твои двадцать минут? <text:span text:style-name="T15">– </text:span>возмутился я. <text:span text:style-name="T15">– </text:span>Да ещё и десяти не прошло!</text:p>
      <text:p text:style-name="P58">Дэш вымучено скривилась.</text:p>
      <text:p text:style-name="P58"><text:span text:style-name="T15">– </text:span>Человек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58">Я разбил топором стеклянные дверцы прибора и вытащил рубины.</text:p>
      <text:p text:style-name="P58"><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5">– </text:span>Ну уж фигушки. Я тебя тут не оставлю.</text:p>
      <text:p text:style-name="P58"><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5">– </text:span>Ты не понимаешь! <text:span text:style-name="T15">– </text:span>упрямо мотнула головой пегаска. <text:span text:style-name="T15">–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5">– </text:span>Быстро за мной! <text:span text:style-name="T15">–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5">– Ю-</text:span>хууу<text:span text:style-name="T15">!!!</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5">– </text:span>Где-то тут должна быть дверь на крышу. Не могли же они залазить туда по пожарной лестнице?</text:p>
      <text:p text:style-name="P5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5">– </text:span>Макс, подвинься!</text:p>
      <text:p text:style-name="P58">Пегаска оттеснила меня крупом и повернулась к двери задом.</text:p>
      <text:p text:style-name="P58"><text:span text:style-name="T15">–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5">– </text:span>Ты чего на меня так уставился? <text:span text:style-name="T15">– </text:span>подозрительно спросила пегаска.</text:p>
      <text:p text:style-name="P58"><text:span text:style-name="T15">– </text:span>Да так… Не ожидал, что ты такая…</text:p>
      <text:p text:style-name="P58"><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5">– </text:span>Ты! Не! По! Нял! Те! Бе! Не! Льзя! Тут! Ос! Та! ВАТЬСЯ!!! <text:span text:style-name="T15">–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5">–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text:soft-page-break/>Некоторое время было тихо. Потом хлопнули ставни и чей-то сонный голос недовольно пробормотал:</text:p>
      <text:p text:style-name="P58"><text:span text:style-name="T15">–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5">–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5">–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5">– </text:span>А это у нас кто? Гмм. Пегаска. Вот так раз! Рэйнбоу Дэш! Какими судьбами?</text:p>
      <text:p text:style-name="P58"><text:span text:style-name="T15">– </text:span>ТРИКСИ! <text:span text:style-name="T15">– <text:s/></text:span>фейсхуфнула Дэш. <text:span text:style-name="T15">– </text:span>Во имя Селестии, ЧТО ты тут делаешь?!!</text:p>
      <text:p text:style-name="P58"><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5">–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8"><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58"><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5">– </text:span>Ей ведь нельзя рассказывать, да?</text:p>
      <text:p text:style-name="P58"><text:span text:style-name="T15">– </text:span>Нельзя. <text:span text:style-name="T15">– </text:span>подтвердил я. <text:span text:style-name="T15">–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5">– </text:span>ОГО!</text:p>
      <text:p text:style-name="P58">Единорожка аж уселась на крыльцо от удивления.</text:p>
      <text:p text:style-name="P58"><text:span text:style-name="T15">– </text:span>Представлем себе, ЧТО вы скрываете, если ты готова на ТАКОЕ! Признаюсь, вам удалось нас заинтересовать!</text:p>
      <text:p text:style-name="P58"><text:soft-page-break/>Единорожка в задумчивости стала ходить по веранде туда-сюда, разговаривая сама с собой.</text:p>
      <text:p text:style-name="P58"><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5">– </text:span>Мы приняли решение не выдавать вас полиции в обмен на то, что вы расскажете нам о вашей секретной миссии!</text:p>
      <text:p text:style-name="P58"><text:span text:style-name="T15">– </text:span>Не пойдёт! <text:span text:style-name="T15">– </text:span>заявил я. <text:span text:style-name="T15">– </text:span>Я уже сказал, что это тайна. Мне добавить нечего.</text:p>
      <text:p text:style-name="P58"><text:span text:style-name="T15">– </text:span>Да неужели? <text:span text:style-name="T15">– </text:span>захлопала ресницами Трикси. <text:span text:style-name="T15">–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8"><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5">–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5">Исчезновение дневной главы диархии: Эквестрия в панике!</text:span>» (статья двухдневной давности).</text:p>
      <text:p text:style-name="P58">«<text:span text:style-name="T35">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5">Да отстаньте же вы от меня! Он сказал, что ест пони, но я этого НЕ ВИДЕЛА!!!</text:span>»).</text:p>
      <text:p text:style-name="P58">«<text:span text:style-name="T35">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5">–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69"><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text:soft-page-break/>МУ-ХА-ХА!</text:p>
      <text:p text:style-name="P58">Кажется, я знаю, как показать фак провидению! <text:span text:style-name="T15">Show must go on! &lt;</text:span><text:span text:style-name="T26">Макс задумал вместо Селестии использовать Элементы гармонии</text:span><text:span text:style-name="T15">&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51">&lt;<text:span text:style-name="T70">David Bowie - Lets Dance/ Ashes To Ashes</text:span></text:p>
      <text:p text:style-name="P51"><text:span text:style-name="T70">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5">Добро пожаловать в Груммингтон! Вам здесь рады!</text:span></text:p>
      <text:p text:style-name="P58"><text:soft-page-break/><text:span text:style-name="T35">Население города </text:span><text:span text:style-name="T71">302 пони</text:span><text:span text:style-name="T35">.</text:span></text:p>
      <text:p text:style-name="P58"><text:span text:style-name="T71">250 пони</text:span><text:span text:style-name="T35">.</text:span></text:p>
      <text:p text:style-name="P58"><text:span text:style-name="T71">125 поней</text:span><text:span text:style-name="T35">.</text:span></text:p>
      <text:p text:style-name="P58"><text:span text:style-name="T35">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4">Дружба </text:span><text:span text:style-name="T42">—</text:span><text:span text:style-name="T24"> </text:span><text:span text:style-name="T3">э</text:span><text:span text:style-name="T24">то, </text:span><text:span text:style-name="T73">так её </text:span><text:span text:style-name="T3">разэтак</text:span><text:span text:style-name="T73">,</text:span><text:span text:style-name="T24"> магия!</text:span><text:span text:style-name="T63">»</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text:soft-page-break/>–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text:soft-page-break/>–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 Хорошая… ммм… сказка… – пробормотала пегаска сонно. Зевнув во весь рот она потянулась и, обняв мою ногу, заснула.</text:p>
      <text:p text:style-name="P5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text:soft-page-break/>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71">37 пни</text:span></text:p>
      <text:p text:style-name="P70">24пн</text:p>
      <text:p text:style-name="P70">15</text:p>
      <text:p text:style-name="P58"><text:span text:style-name="T35">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5">Добро пожаловать в Груммингтон! Вам здесь рады!</text:span></text:p>
      <text:p text:style-name="P58"><text:span text:style-name="T35">Население города </text:span><text:span text:style-name="T71">302 пони</text:span><text:span text:style-name="T35">.</text:span></text:p>
      <text:p text:style-name="P58"><text:span text:style-name="T71">250 пони</text:span><text:span text:style-name="T35">.</text:span></text:p>
      <text:p text:style-name="P58"><text:span text:style-name="T71">125 поней</text:span><text:span text:style-name="T35">.</text:span></text:p>
      <text:p text:style-name="P58"><text:span text:style-name="T35">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5">&lt;</text:span><text:span text:style-name="T62">Metallica-Enter Sandman</text:span><text:span text:style-name="T15">&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51">&lt;<text:span text:style-name="T61">Elo - Sorrow about to fall</text:span>&gt;</text:p>
      <text:p text:style-name="P51">&lt;<text:span text:style-name="T61">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5">Провинция пустеет: репортаж из обеспоневшего посёлка</text:span>». «<text:span text:style-name="T35">Нехватка пегасов-погодников: указ принцессы Луны разрешает набор в погодные команды пегасов без лётных аттестатов</text:span>». «<text:span text:style-name="T35">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text:soft-page-break/>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вижу скалу Кантерлот. Ещё день пути — и сворачиваем к Понивиллю.</text:p>
      <text:p text:style-name="P58">– А ты выдержишь?</text:p>
      <text:p text:style-name="P58">Пегаска фыркнула.</text:p>
      <text:p text:style-name="P58"><text:soft-page-break/>–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text:span text:style-name="T75">Пегаска разошлась не на шутку, навёрстывая упущенное в бесполётные дни. Мне не хотелось портить ей удовольствие, и потому я пропустил момент, когда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text:span>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text:span text:style-name="T75">столкновения </text:span>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text:p>
      <text:p text:style-name="P66">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text:soft-page-break/>–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58">…</text:p>
      <text:p text:style-name="P58">Сознание с трудом возврати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text:soft-page-break/>–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5">–</text:span> А какой у тебя там был образ жизни?</text:p>
      <text:p text:style-name="P58"><text:span text:style-name="T15">–</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5">–</text:span> Дискордовы яйца! Ты сидел в тюрьме? За что тебя посадили?</text:p>
      <text:p text:style-name="P58"><text:span text:style-name="T15">–</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4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4"><text:span text:style-name="T1">–</text:span> Вряд ли меня так можно называть. Очень далёкие параллели. <text:span text:style-name="T1">И у</text:span> нас совсем нет магии.</text:p>
      <text:p text:style-name="P58"><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ёдельного озера. Дэш озадаченно осматривалась.</text:p>
      <text:p text:style-name="P6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text:soft-page-break/>–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60">Пегаска <text:span text:style-name="T15">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52"/>
      <text:p text:style-name="P52">…</text:p>
      <text:p text:style-name="P52">&lt;<text:bookmark text:name="eow-title"/><text:span text:style-name="T64">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text:soft-page-break/>– О Селестии! Думаешь, я не видела тво<text:span text:style-name="T76">ю</text:span> <text:span text:style-name="T76">мордочку</text:span>,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72">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text:span text:style-name="T76">в </text:span>заклинани<text:span text:style-name="T76">и</text:span>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15">—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5">– </text:span>Выф-выф-вуф! <text:span text:style-name="T15">– </text:span>возразил я.</text:p>
      <text:p text:style-name="P60">Отпихнув от лица живот пегаски и выплюнув шерсть, я продолжил.</text:p>
      <text:p text:style-name="P60"><text:soft-page-break/><text:span text:style-name="T15">–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0"><text:span text:style-name="T15">– </text:span>Бе-бе-бе! <text:span text:style-name="T15">– </text:span>устало передразнила меня Дэш. <text:span text:style-name="T15">– </text:span>Макс!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5">– </text:span>Дэш, я знаю. Просто не могу о ней забыть.</text:p>
      <text:p text:style-name="P60">Пегаска тяжело поднялась.</text:p>
      <text:p text:style-name="P60"><text:span text:style-name="T15">– </text:span>Везёт же некоторым. <text:span text:style-name="T15">– </text:span>пробормотала она, раскрывая крылья для просушки.</text:p>
      <text:p text:style-name="P60">…</text:p>
      <text:p text:style-name="P60"><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40">Макс, ты весь дрожишь! Тебе надо просушить шерсть. </text:span>Снимай-ка одежду! <text:span text:style-name="T15">–</text:span> <text:span text:style-name="T1">с</text:span>командовала Дэш.</text:p>
      <text:p text:style-name="P1"><text:span text:style-name="T15">–</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9">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И за это мгновение я принял решение. К чёрту всё! <text:span text:style-name="T1">Я обетов верности не давал. И вообще, мы с Селли только друзья.</text:span></text:p>
      <text:p text:style-name="P1"><text:span text:style-name="T15">–</text:span> Дэш!</text:p>
      <text:p text:style-name="P1"><text:span text:style-name="T15">–</text:span> Да? <text:span text:style-name="T15">–</text:span> печально отозвалась пегаска, снова <text:span text:style-name="T10">с</text:span>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15">–</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5">–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5">– </text:span>Хорошо, <text:span text:style-name="T77">пусть это будет моей фантазией</text:span>. А ты правда принимаешь меня?</text:p>
      <text:p text:style-name="P5"><text:span text:style-name="T15">– </text:span>Правда. Однак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43">Пока она ёрзала, я начал ощущать напряжение в низу живота. <text:span text:style-name="T1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43"><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43"><text:soft-page-break/>Пегаска замерла и прикоснулась своим носом к моему.</text:p>
      <text:p text:style-name="P144">&lt;<text:span text:style-name="T61">Seal – Amazing (Thin White Duke remix)</text:span>&gt;</text:p>
      <text:p text:style-name="P143"><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43">Я начал почёсывать её шею у основания гривы.</text:p>
      <text:p text:style-name="P143"><text:span text:style-name="T15">–</text:span> Не страшно. Но чертовски необычно. <text:span text:style-name="T11">Никак не могу привыкнуть.</text:span></text:p>
      <text:p text:style-name="P1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43"><text:span text:style-name="T15">–</text:span> <text:span text:style-name="T12">Всегда удивлялся</text:span>, как вы, пони-пегасы, держитесь в воздухе с помощью таких относительно небольших крыльев? А ты, вдобавок, ещё и тащила меня. <text:span text:style-name="T12">То есть, понятно, что это магия, но всё равно выглядит удивительно. </text:span><text:span text:style-name="T14">У единорогов хотя бы левитационная аура видна.</text:span></text:p>
      <text:p text:style-name="P143"><text:span text:style-name="T15">–</text:span> <text:span text:style-name="T12">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143"><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43"><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43"><text:span text:style-name="T15">–</text:span> Дэш, <text:span text:style-name="T15">–</text:span> рассмеялся я, <text:span text:style-name="T15">–</text:span> отпусти ухо!</text:p>
      <text:p text:style-name="P143"><text:span text:style-name="T15">–</text:span> Отпускаю, <text:span text:style-name="T15">–</text:span> шепнула пегаска мне в ухо. <text:span text:style-name="T15">–</text:span> А ты вытаскивай из меня палец и займись делом.</text:p>
      <text:p text:style-name="P143">С этими словами пегаска встала.</text:p>
      <text:p text:style-name="P60"/>
      <text:h text:style-name="Heading_20_2" text:outline-level="2">16. Понивилль. <text:span text:style-name="T13">Побег.</text:span></text:h>
      <text:p text:style-name="P60"/>
      <text:p text:style-name="P60"/>
      <text:p text:style-name="P52">&lt;<text:span text:style-name="T27">Самбу устроит Луна в парящем кантерлотском дворце — для успокоения и примирения пони</text:span></text:p>
      <text:p text:style-name="P36">Bee Gees – You Should Be dancing<text:span text:style-name="T36">&gt;</text:span></text:p>
      <text:p text:style-name="P58"/>
      <text:p text:style-name="P58">&lt;<text:span text:style-name="T26">Добавить в фанфик плетение шуточных интриг принцессами друг против дружки</text:span>&gt;</text:p>
      <text:p text:style-name="P58"/>
      <text:p text:style-name="P51">&lt;<text:span text:style-name="T27">В газетах сообщается о падении Клаудсдейла</text:span>&gt;</text:p>
      <text:p text:style-name="P51"/>
      <text:p text:style-name="P51">&lt;<text:span text:style-name="T27">В сцене прощания (во сне): </text:span></text:p>
      <text:p text:style-name="P51"><text:span text:style-name="T27">- Учти, я нисколечко не жалею о наших поебушках! Даже если это было и не по-настоящему! А если по-настоящему — тем более!</text:span>&gt;</text:p>
      <text:p text:style-name="P58"/>
      <text:p text:style-name="P51">&lt;<text:span text:style-name="T27">Глава 16: Эксперимент в Понивилле, сон Макса, </text:span><text:span text:style-name="T31">сражение с Луной</text:span></text:p>
      <text:p text:style-name="P40"><text:soft-page-break/>Глава 17: Возвращение в Кантерлот. Переговоры с Луной. Крушение Кантерлота. Появление парящего Замка — <text:span text:style-name="T78">замок парит на защитном заклинании Селестии</text:span></text:p>
      <text:p text:style-name="P40">Глава 18: Возвращение к Замку Двух Сестёр на парящем замке.</text:p>
      <text:p text:style-name="P51"><text:span text:style-name="T27">Дальше — использовать по-максимуму уже написанное</text:span>&gt;</text:p>
      <text:p text:style-name="P58"/>
      <text:p text:style-name="P58"/>
      <text:p text:style-name="P51">&lt;<text:span text:style-name="T27">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
      <text:p text:style-name="P51">&lt;<text:span text:style-name="T27">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1"/>
      <text:p text:style-name="P51">&lt;<text:span text:style-name="T27">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1"/>
      <text:p text:style-name="P51">&lt;<text:span text:style-name="T27">У Вечнодикого леса Дэш сама рассказывает Максу сказку о Ксенофилии</text:span>&gt;</text:p>
      <text:p text:style-name="P58"/>
      <text:p text:style-name="P4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0">Потом:</text:p>
      <text:p text:style-name="P40">- Учти, мне ни капельки не стыдно за наши поебушки.</text:p>
      <text:p text:style-name="P58"/>
      <text:p text:style-name="P58"/>
      <text:p text:style-name="P51"/>
      <text:p text:style-name="P51">- <text:span text:style-name="T1">Почему ты не хочешь сказать, что ты увидела во время эксперимента? Почему ты сказала: «Человеки рулят»?</text:span></text:p>
      <text:p text:style-name="P58">-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8">Дэш помчалась в лес не разбирая дороги.</text:p>
      <text:p text:style-name="P58"/>
      <text:p text:style-name="P51">&lt;<text:span text:style-name="T27">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13"><text:span text:style-name="T15"><text:s/>&lt;</text:span><text:span text:style-name="T32"> - </text:span><text:span text:style-name="T26">Я не могу быть вашим спасителем! Я намного хуже и испорченнее вас!</text:span><text:span text:style-name="T15">&gt;</text:span></text:p>
      <text:p text:style-name="P58"><text:soft-page-break/></text:p>
      <text:p text:style-name="P51">&lt;<text:span text:style-name="T27">Главы с Максом и Дэш — в стиле «Криминального чтива»</text:span>&gt;</text:p>
      <text:p text:style-name="P58"/>
      <text:p text:style-name="P51">&lt;<text:span text:style-name="T26"> - </text:span><text:span text:style-name="T27">Но ты сгоришь! Я не готова без помощи Селестии провести эксперимент на тебе!</text:span></text:p>
      <text:p text:style-name="P40">Я устало закрыл глаза.</text:p>
      <text:p text:style-name="P51"><text:span text:style-name="T26">- </text:span><text:span text:style-name="T27">Плевать! </text:span><text:span text:style-name="T26">Show must go on! </text:span><text:span text:style-name="T27">Проводи по-любому. Буду надеяться на твоё мастерство</text:span>&gt;</text:p>
      <text:p text:style-name="P51"/>
      <text:p text:style-name="P51">&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41"/>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6"> </text:span><text:span text:style-name="T63">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8"/>
      <text:p text:style-name="P1"><text:span text:style-name="T27">В Понивилле</text:span><text:span text:style-name="T26"> — эксперимент с Воплощением Индрэ на </text:span><text:span text:style-name="T27">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6">. </text:span><text:span text:style-name="T27">Макс видит дерево реальностей Эквестрии и в своём сне-прошлом в</text:span><text:span text:style-name="T26">идит Селестию в очереди на вылет - </text:span><text:span text:style-name="T27">и в</text:span><text:span text:style-name="T26">идит, куда ведёт чёрный экран </text:span><text:span text:style-name="T27">(в мир людей)</text:span><text:span text:style-name="T26">. </text:span><text:span text:style-name="T27">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6">).</text:span><text:span text:style-name="T29">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text:span><text:soft-page-break/><text:span text:style-name="T29">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8">Дальше — написано. Дискорда при возврате подменяет Трикси</text:p>
      <text:p text:style-name="P1">&gt;</text:p>
      <text:p text:style-name="P47">- <text:span text:style-name="T1">Ты же говорил, у нас нет магии?</text:span></text:p>
      <text:p text:style-name="P54">- Нет. Но что я, по-твоему, делал за тысячи лет заточения в статуе? Да я столько магии накопил, что могу вывернуть это мирок пару раз наизнанку! <text:span text:style-name="T72">Кстати, он от </text:span>э<text:span text:style-name="T72">того только лучше станет!</text:span></text:p>
      <text:p text:style-name="P54">- Но тогда ты мог бы захватить власть в Эквестрии?</text:p>
      <text:p text:style-name="P54">-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8">&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8">&gt;</text:span></text:p>
      <text:p text:style-name="P34"/>
      <text:p text:style-name="P34">&lt;<text:span text:style-name="T1">Добавить в фанфик самбу</text:span>&gt;</text:p>
      <text:p text:style-name="P34"/>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1"/>
      <text:p text:style-name="P47">&lt;<text:span text:style-name="T27">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7">- В законе не указана конкретный соправитель Диархии!</text:span>&gt;</text:p>
      <text:p text:style-name="P47"><text:soft-page-break/></text:p>
      <text:p text:style-name="P47">&lt;<text:span text:style-name="T27">Заговорщики таки подняли восстание после исчезновения Селестии. Они обвинили Луну и Макса в узурпации власти</text:span>&gt;</text:p>
      <text:p text:style-name="P47"/>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35">&lt;<text:span text:style-name="T1">Селестия зовёт пони «моими маленькими», потому что они смертны, а она — нет.</text:span>&gt;</text:p>
      <text:p text:style-name="P3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8"/>
      <text:p text:style-name="P47"/>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3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26">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15"/>
      <text:p text:style-name="P2"><text:span text:style-name="T15">–</text:span> Да, печально получилось <text:span text:style-name="T15">&lt;</text:span><text:span text:style-name="T27">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54"/>
      <text:p text:style-name="P54"/>
      <text:p text:style-name="P54"/>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5">&lt;</text:span><text:span text:style-name="T27">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5">&gt;</text:span></text:p>
      <text:p text:style-name="P1"/>
      <text:p text:style-name="P1">&lt;<text:span text:style-name="T33">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5">&gt;</text:span></text:p>
      <text:p text:style-name="P54"/>
      <text:h text:style-name="P15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5">&lt;</text:span><text:span text:style-name="T26">Влад рассказывает Максу о своём сне </text:span><text:span text:style-name="T32">—</text:span><text:span text:style-name="T26"> как он был поняхой, а потом проснулся в мире Терры</text:span><text:span text:style-name="T15">&gt;</text:span></text:p>
      <text:p text:style-name="P2"/>
      <text:p text:style-name="P4">***</text:p>
      <text:p text:style-name="P15"/>
      <text:p text:style-name="P14"/>
      <text:p text:style-name="P15"><text:span text:style-name="T56">&lt;</text:span><text:span text:style-name="T30">самолёт в эквестрию проваливается во время </text:span><text:span text:style-name="T2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5"><text:soft-page-break/>&lt;<text:span text:style-name="T2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2"/>
      <text:p text:style-name="P2"><text:span text:style-name="T15">–</text:span> А дальше всё было хуже, намного хуже...</text:p>
      <text:p text:style-name="P2"/>
      <text:p text:style-name="P1"/>
      <text:p text:style-name="P2"/>
      <text:p text:style-name="P4">***</text:p>
      <text:p text:style-name="P15"/>
      <text:p text:style-name="P2"><text:span text:style-name="T15">&lt;Луна - </text:span><text:span text:style-name="T2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5"/>
      <text:h text:style-name="P156" text:outline-level="2">Рейд пони-рэйнджеров</text:h>
      <text:p text:style-name="P2"/>
      <text:p text:style-name="P30">(леденящий душу триллер, музыка тревожная)</text:p>
      <text:p text:style-name="P6">&lt;<text:span text:style-name="T2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25">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5">&lt;</text:span><text:span text:style-name="T27">Добавить кокатрикса, мантикору и древесных волков. Тентаклианы переименовать в пландерсиды</text:span><text:span text:style-name="T1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26">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4">***</text:p>
      <text:p text:style-name="P2"><text:span text:style-name="T15">–</text:span> Откуда там останки пегасов? Кто мог поймать их там? Они могут уйти от любой засады.</text:p>
      <text:p text:style-name="P2"><text:soft-page-break/><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26">???</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56" text:outline-level="2">Рейд пони-рэйнджеров-2 (<text:span text:style-name="T2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26">гидрорысью</text:span><text:span text:style-name="T15">&gt;</text:span> и нападением <text:span text:style-name="T15">&lt;</text:span><text:span text:style-name="T26">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26">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2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2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7"/>
      <text:p text:style-name="P55">Она вытянула шею и начала по очереди сгибать-разгибать ноги, разминая суставы.</text:p>
      <text:p text:style-name="P55"><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6" text:outline-level="2"/>
      <text:h text:style-name="P15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0"/>
      <text:h text:style-name="P156" text:outline-level="2">Первый сеанс двойного сна. Рэрити</text:h>
      <text:p text:style-name="P2"/>
      <text:p text:style-name="P2"><text:span text:style-name="T15">&lt;</text:span><text:span text:style-name="T2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6">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6" text:outline-level="2">Сон Макса</text:h>
      <text:p text:style-name="P105"/>
      <text:p text:style-name="P2"><text:span text:style-name="T15">&lt;</text:span><text:span text:style-name="T2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32">–</text:span><text:span text:style-name="T26"> Готова, </text:span><text:span text:style-name="T32">–</text:span><text:span text:style-name="T26"> процедила она.</text:span><text:span text:style-name="T15">&gt;</text:span></text:p>
      <text:p text:style-name="P4">***</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6"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26">Рэйнбоу объясняет Максу, почему Пинки расплатилась за него </text:span><text:span text:style-name="T27">—</text:span><text:span text:style-name="T26"> и вспоминает, что когда-то уже объясняла нечто подобное (Леро)</text:span></text:p>
      <text:p text:style-name="P2"/>
      <text:h text:style-name="P156" text:outline-level="2"/>
      <text:p text:style-name="P105"/>
      <text:p text:style-name="P105"/>
      <text:p text:style-name="P2"><text:span text:style-name="T15">&lt;</text:span><text:span text:style-name="T26">Подходя к замку Принцесс, Дэш рассказывает Максу обо сне, который она утаила - с Леро.</text:span><text:span text:style-name="T15">&gt;</text:span> </text:p>
      <text:p text:style-name="P2"><text:span text:style-name="T15">&lt;</text:span><text:span text:style-name="T26">Кто следующий готов рассказывать?</text:span></text:p>
      <text:p text:style-name="P32">Пинки дёрнулась на месте, но промолчала.</text:p>
      <text:p text:style-name="P2"><text:span text:style-name="T32">–</text:span><text:span text:style-name="T26"> Я расскажу, - шагнула вперёд радужная пегаска. </text:span><text:span text:style-name="T32">–</text:span><text:span text:style-name="T26"> Хотя вряд ли ты узнаешь что-то полезное. Там галиматья какая-то…</text:span><text:span text:style-name="T15">&gt;</text:span></text:p>
      <text:p text:style-name="P2"><text:span text:style-name="T15">&lt;</text:span><text:span text:style-name="T26">После рассказа РД рассказывает Пинки. При расказе становится ясно её безумие </text:span><text:span text:style-name="T32">—</text:span><text:span text:style-name="T26"> она становится Пинкаминой из-за её сна </text:span><text:span text:style-name="T32">—</text:span><text:span text:style-name="T26"> “Кексиков”. Также она видит во сне центр Эгрегора Эквестрии </text:span><text:span text:style-name="T32">—</text:span><text:span text:style-name="T26"> Селестию. И она видит, как Селестия превращается в набор цифр и уходит в экран </text:span><text:span text:style-name="T32">—</text:span><text:span text:style-name="T26"> в мир Терры.</text:span></text:p>
      <text:p text:style-name="P32">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6">В мире Терры они ищут Селестию. В конце-концов Макс находит её в кибермозге </text:span><text:span text:style-name="T32">—</text:span><text:span text:style-name="T26"> в подпрограмме “Селестия”, сделанной Владом (Celestum … ссылка на фанфик). Макс выключает эту программу и </text:span><text:soft-page-break/><text:span text:style-name="T26">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6"> Эгрегором Эквестрии. После чего пееренос на Землю на 10 лет назад. Начало написания “Последнего фанфика”.</text:span><text:span text:style-name="T15">&gt;</text:span></text:p>
      <text:p text:style-name="P15"/>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56" text:outline-level="2"/>
      <text:p text:style-name="P4">***</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
      <text:h text:style-name="P156"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27">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27">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oft-page-break/><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6" text:outline-level="2">Поиск решения</text:h>
      <text:p text:style-name="P105"/>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7">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26">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5"/>
      <text:p text:style-name="P2"><text:span text:style-name="T15">&lt;</text:span><text:span text:style-name="T2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6"> Луна создаёт обратный коридор в срок.</text:span><text:span text:style-name="T15">&gt;</text:span></text:p>
      <text:p text:style-name="P2"/>
      <text:h text:style-name="P156"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27">Дуглас </text:span><text:span text:style-name="T32">—</text:span><text:span text:style-name="T27"> </text:span><text:span text:style-name="T32">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5">&lt;</text:span><text:span text:style-name="T26">высоко летать нельзя из-за молний</text:span><text:span text:style-name="T15">&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26">двухмесячной</text:span><text:span text:style-name="T15">&gt;</text:span> давности осталось лишь направление движения.</text:p>
      <text:p text:style-name="P2">И опять, как <text:span text:style-name="T15">&lt;</text:span><text:span text:style-name="T26">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5">&lt;</text:span><text:span text:style-name="T26">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26">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2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5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26">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oft-page-break/><text:span text:style-name="T15">&lt;\</text:span>Привет, Макс. Рад тебя видеть.</text:p>
      <text:p text:style-name="P23">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pan text:style-name="T15">&lt;\</text:span>...</text:p>
      <text:p text:style-name="P2"><text:span text:style-name="T15">&lt;\</text:span>...</text:p>
      <text:p text:style-name="P2"><text:span text:style-name="T15">&lt;\</text:span>Решение:</text:p>
      <text:p text:style-name="P2"><text:span text:style-name="T15">&lt;\&lt;</text:span><text:span text:style-name="T26">Не следует противопоставлять злу ещё большее зло - это только усилит его — </text:span><text:span text:style-name="T27">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26">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26">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5">&lt;</text:span><text:span text:style-name="T2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6" text:outline-level="2">Безнадёжность</text:h>
      <text:p text:style-name="P15">&lt;<text:span text:style-name="T27">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26">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26">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26">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26">пять</text:span><text:span text:style-name="T15">&gt;</text:span>длинную прореху в куртке, <text:span text:style-name="T15">&lt;</text:span><text:span text:style-name="T26">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26">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26">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26">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26">улучшить</text:span><text:span text:style-name="T15">&gt;</text:span>. А тот случай, когда мне пришлось зашивать тебе куртку после нападения убийц <text:span text:style-name="T15">&lt;</text:span><text:span text:style-name="T26">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6" text:outline-level="2">След?</text:h>
      <text:p text:style-name="P105"/>
      <text:p text:style-name="P2"><text:span text:style-name="T15">&lt;</text:span><text:span text:style-name="T26">сначала эпизод - проверка сумки в серверной</text:span><text:span text:style-name="T15">&gt;</text:span></text:p>
      <text:p text:style-name="P2"><text:span text:style-name="T15">&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26">“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5">&lt;</text:span><text:span text:style-name="T26">расширить. Перед кафешкой - диалог с Флатти и ЭйДжей. Все думают, что наконец-то нашли Селестию. Все ликуют</text:span><text:span text:style-name="T15">&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5">&lt;</text:span><text:span text:style-name="T26">Расширить сцену в кафе. Ожидание, подьём и… падение ожиданий</text:span><text:span text:style-name="T1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26">упомянуть болезнь Флатти в соответствующем разделе</text:span><text:span text:style-name="T1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6" text:outline-level="2"><text:soft-page-break/>Озарение</text:h>
      <text:p text:style-name="P2"/>
      <text:p text:style-name="P2"><text:span text:style-name="T15">&lt;</text:span><text:span text:style-name="T2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86"/>
      <text:p text:style-name="P8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6"/>
      <text:p text:style-name="P82">Разговор не клеился.</text:p>
      <text:p text:style-name="P8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6"><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6"><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6"><text:span text:style-name="T15">– </text:span>Ну хорошо. Убедила. В конце-концов, можем поступить так. Вы с Флатти вернётесь обратно а я продолжу поиски здесь.</text:p>
      <text:p text:style-name="P86"><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86"><text:span text:style-name="T15">– </text:span>Вы можете связываться со мной раз в месяц по коридору.</text:p>
      <text:p text:style-name="P86"><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6"><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6">Эпплджек недоверчиво хмыкнула.</text:p>
      <text:p text:style-name="P86"><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6"><text:soft-page-break/><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6"><text:span text:style-name="T15">– </text:span>Конечно оставаться. Кто ещё, кроме нас, может найти её?</text:p>
      <text:p text:style-name="P86"><text:span text:style-name="T15">– </text:span>Я думал, ты не сможешь оставить Энджела и всех остальных надолго.</text:p>
      <text:p text:style-name="P86"><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1"><text:span text:style-name="T15">– </text:span>Извини, Флаттершай, забылся.</text:p>
      <text:p text:style-name="P91"><text:span text:style-name="T15">– </text:span>Та ладно, я ж не против, – возразила Эпплджек. – Не парься, Флатти. Было б хуже, если б он <text:s/>назвал меня Эпплджек на людях.</text:p>
      <text:p text:style-name="P91"><text:span text:style-name="T15">– </text:span>Ты так... – запнулась Флаттершай. – Так быстро забыла свою ферму. И...</text:p>
      <text:p text:style-name="P91"><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1"><text:span text:style-name="T15">– </text:span>Как ты можешь так говорить? – расплакалась Флаттершай.</text:p>
      <text:p text:style-name="P91"><text:span text:style-name="T15">– </text:span>Эй, девушки, не ссорьтесь! Мы — одна команда! И надеюсь, останемся ею и в дальнейшем. </text:p>
      <text:list xml:id="list4977585578631397353"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1"><text:span text:style-name="T15">– </text:span>А если нет? – Эпплджек смотрела мне мне прямо в глаза.</text:p>
      <text:list xml:id="list123625495100887" text:continue-numbering="true" text:style-name="L5">
        <text:list-header>
          <text:p text:style-name="P147">Я молча пожал плечами. Эпплджек уверенно продолжила.</text:p>
        </text:list-header>
      </text:list>
      <text:p text:style-name="P91"><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1"><text:span text:style-name="T15">– </text:span>Спасибо, ЭйДжей.</text:p>
      <text:p text:style-name="P91"><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3625273747444" text:continue-numbering="true" text:style-name="L5">
        <text:list-header>
          <text:p text:style-name="P147">Флаттершай пробормотала нечто, показавшееся мне знакомым.</text:p>
        </text:list-header>
      </text:list>
      <text:p text:style-name="P91"><text:span text:style-name="T15">– </text:span>Флатти, ты что-то сказала? Я не расслышал.</text:p>
      <text:p text:style-name="P91"><text:span text:style-name="T15">– </text:span>Намерение Изменяет Реальность.</text:p>
      <text:p text:style-name="P91"><text:span text:style-name="T15">– </text:span>Эээ. А где ты слышала эту фразу, если не секрет?</text:p>
      <text:p text:style-name="P91"><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3626038690534"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91"><text:span text:style-name="T15">– </text:span>Флатти, ЭйДжей, буду через час. Ждите!</text:p>
      <text:p text:style-name="P86"/>
      <text:h text:style-name="P155" text:outline-level="2">Почти.</text:h>
      <text:p text:style-name="P102"/>
      <text:p text:style-name="P91">В офисе меня встретил лыбящийся Стас.</text:p>
      <text:p text:style-name="P91"><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1">Я уставился на Стаса и он, захлёбываясь от торопливости, начал <text:span text:style-name="T15">расказывать</text:span>.</text:p>
      <text:p text:style-name="P9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1">– Ты его уничтожил?</text:p>
      <text:p text:style-name="P91">– Кого?</text:p>
      <text:p text:style-name="P91">– Этический модуль. Селестию.</text:p>
      <text:p text:style-name="P9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1">– Ты его уничтожил?</text:p>
      <text:p text:style-name="P9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1">– То есть, на домашнем компьютере Влада модуль работает и дальше?</text:p>
      <text:p text:style-name="P91">– Ага. К нему-то у меня доступа нету. Но в кластер к Нексусу он больше не пролезет.</text:p>
      <text:p text:style-name="P91">– Спасибо, Стас. Ты молодец.</text:p>
      <text:p text:style-name="P91">Ниточка, чуть было не прервавшаяся в офисе, повела в квартиру Влада.</text:p>
      <text:p text:style-name="P91"/>
      <text:h text:style-name="P155" text:outline-level="2">Дискорд</text:h>
      <text:p text:style-name="P105"/>
      <text:p text:style-name="P102">Девушки поспешно собирались, пока я растолковывал им задачу.</text:p>
      <text:p text:style-name="P102"><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2"><text:span text:style-name="T15">– </text:span>Это тот твой приятель, который разбился с полгода назад? – спросила Эпплджек.</text:p>
      <text:p text:style-name="P102"><text:span text:style-name="T15">– </text:span>Да, это он.</text:p>
      <text:p text:style-name="P102"><text:span text:style-name="T15">– </text:span>А как мы попадём в его квартиру? Там сейчас кто-то живёт? – Флаттершай прыгала на одной ноге, натягивая кед.</text:p>
      <text:p text:style-name="P102"><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3">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26">Найти более природный повод упомянуть о наваре. </text:span><text:soft-page-break/><text:span text:style-name="T26">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0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26">Плохо написано!</text:span><text:span text:style-name="T15">&gt;</text:span></text:p>
      <text:p text:style-name="P103">Я поднёс брелок пропуска к домофону, но дверь подъезда не открылась. Замигала красная лампочка и зажужжал зуммер.</text:p>
      <text:p text:style-name="P103">Я выругался.</text:p>
      <text:p text:style-name="P103"><text:span text:style-name="T15">– </text:span>Макс, что случилось? У нас проблемы?</text:p>
      <text:p text:style-name="P103"><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3"><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03"><text:span text:style-name="T15">– </text:span>Нет нужды. Лучше станьте-ка сзади меня так, чтобы заслонить от этих бабулек и от вооон той камеры наблюдения.</text:p>
      <text:list xml:id="list8561776676910741209"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1">Раздался лёгкий «кряк» и дверь подалась.</text:p>
      <text:p text:style-name="P126"><text:span text:style-name="T15">– </text:span>Девушки, заходим.</text:p>
      <text:p text:style-name="P8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1">Прихожая встретила нас толстым слоем пыли. Мы тихонько прошли внутрь и я закрыл дверь изнутри.</text:p>
      <text:p text:style-name="P86"><text:span text:style-name="T1">Компьютер</text:span> стоял там же, где и обычно <text:span text:style-name="T1">— в личном кабинете Влада на столе у окна.</text:span></text:p>
      <text:p text:style-name="P126"><text:span text:style-name="T15">– </text:span>Макс, тут окно разбито! И верёвка какая-то висит. – крикнула Флаттершай из кухни.</text:p>
      <text:p text:style-name="P126"><text:span text:style-name="T15">–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oft-page-break/><text:span text:style-name="T15">–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15">– </text:span>Оп-па! – пробормотала Эпплджек. – Нежданчик!</text:p>
      <text:p text:style-name="P126"><text:span text:style-name="T15">– </text:span>Ты, я вижу, времени не терял, – моя рука под прикрытием стола медленно тянулась к тяжёлой фарфоровой кружке, стоящей на краю.</text:p>
      <text:p text:style-name="P106"><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15">– </text:span>А почему ты вообще решил искать нас тут? – спросила Эпплджек. – Приехал бы домой. Мы б тебя чаем напоили.</text:p>
      <text:p text:style-name="P106"><text:span text:style-name="T15">–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15">– </text:span>С кем это вы тут разговариваете?</text:p>
      <text:list xml:id="list765428271664986509" text:style-name="L7">
        <text:list-header>
          <text:p text:style-name="P15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56" text:outline-level="2">Селестия</text:h>
      <text:p text:style-name="P126"/>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text:soft-page-break/>–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15">&lt;</text:span><text:span text:style-name="T26">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7">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1">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1">(предполагалось, что он уволился, но, чтобы оставить ему путь к отступлению, назвали увольнение творческим отпуском)</text:span><text:span text:style-name="T15">&gt;</text:span></text:p>
      <text:p text:style-name="P119">– И что? – продолжила его мысль Эпплджек.</text:p>
      <text:p text:style-name="P119">– Эквестрийские <text:span text:style-name="T15">&lt;</text:span><text:span text:style-name="T26">три месяца</text:span><text:span text:style-name="T15">&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15"/>
      <text:h text:style-name="P156" text:outline-level="2">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15">&lt;</text:span><text:span text:style-name="T26">полгода</text:span><text:span text:style-name="T15">&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88">Из-за заинтересованности Эквуса в Максе, тому не приходится прилагать усилий для 34 — на что ему указывает Анакорн</text:p>
      <text:p text:style-name="P9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1"><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86"><text:span text:style-name="T1">– </text:span>Анакорн. <text:span text:style-name="T1">– о</text:span>трекомендовался он. <text:span text:style-name="T15">– </text:span><text:span text:style-name="T1">Демиург.</text:span></text:p>
      <text:p text:style-name="P86"><text:span text:style-name="T1">– </text:span>П-привет. Макс. <text:span text:style-name="T1">– в</text:span> смятении представился я.</text:p>
      <text:p text:style-name="P8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1"/>
      <text:p text:style-name="P86"><text:span text:style-name="T1">&lt;</text:span><text:span text:style-name="T2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1"/>
      <text:p text:style-name="P8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6"><text:span text:style-name="T1">Юноша</text:span> закинул ногу за ногу и пытливо смотрел на меня, играя карандашём .</text:p>
      <text:p text:style-name="P86">Я совсем запутался.</text:p>
      <text:p text:style-name="P86"><text:span text:style-name="T1">– </text:span>Какая проблема? Какое решение? Кто ты <text:span text:style-name="T1">вообще</text:span>?</text:p>
      <text:p text:style-name="P86"><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9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1"><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1">Анакорн недовольно поморщился, но продолжил.</text:p>
      <text:p text:style-name="P9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1"/>
      <text:p text:style-name="P9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3"/>
      <text:p text:style-name="P91"/>
      <text:p text:style-name="P91"/>
      <text:p text:style-name="P9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1">На голограмме появилась солнечная система Эквуса. Почему-то в центре системы был сам Эквус. Вокруг него вращались солнце и луна.</text:p>
      <text:p text:style-name="P91">Анакорн плюхнулся обратно в кресло и схватился за голову. Потом, немного успокоившись, продолжил.</text:p>
      <text:p text:style-name="P9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1"><text:soft-page-break/>Анакорн отпил из стакана и продолжил.</text:p>
      <text:p text:style-name="P9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7">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1">Анакорн постучал по столику указкой. Солнечная система увеличилась, оставив в поле зрения только шар Эквуса.</text:p>
      <text:p text:style-name="P9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94">Ко мне наконец-то пришло понимание ситуации.</text:p>
      <text:p text:style-name="P9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1">Анакорн смутился.</text:p>
      <text:p text:style-name="P9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1">(<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1"><text:span text:style-name="T24">– Сам ты раздолбай! – произнёс, наконец, Свирл</text:span>)</text:p>
      <text:p text:style-name="P91">… И создали вы его достаточно топорно — видишь, он трещит по швам.</text:p>
      <text:p text:style-name="P91">– Хмм. То есть, это брони создали Эквус?</text:p>
      <text:p text:style-name="P9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1">Я вспомнил события последнего года <text:span text:style-name="T15">&lt;</text:span>упомянуть в эпизоде на Терре, что МЛП-сериал закрылся год назад<text:span text:style-name="T15">&gt;</text:span></text:p>
      <text:p text:style-name="P9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1">Анакорн с такой силой сжал карандаш, что он хрустнул.</text:p>
      <text:p text:style-name="P9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1"/>
      <text:p text:style-name="P91"/>
      <text:p text:style-name="P8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8">– </text:p>
      <text:p text:style-name="P9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4">– Верни Рэйнбоу!!!</text:p>
      <text:p text:style-name="P94">Обломки карандаша выпали из кулака Анакорна на столик.</text:p>
      <text:p text:style-name="P94">– Э-э-э… м-м-м… ну-у-у... Нельзя сказать, что это совсем невыполнимо… Но, прямо скажу, задачка не для студента!</text:p>
      <text:p text:style-name="P94">– А ты студент?</text:p>
      <text:p text:style-name="P9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4">– Нет. Плата остаётся неизменной. Тут мы квиты. У меня тоже мало шансов помочь тебе — я не имею ни малейшего понятия, как это сделать.</text:p>
      <text:p text:style-name="P94">Ставшие почти прозрачными стены комнаты снова обрели материальность. Анакорн пожал плечами и протянул мне руку через столик.</text:p>
      <text:p text:style-name="P9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4">Я задумался.</text:p>
      <text:p text:style-name="P9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4">Анакорн почесал в затылке.</text:p>
      <text:p text:style-name="P94">– А кьютимарки? Как, <text:span text:style-name="T15">&lt;</text:span><text:span text:style-name="T32">чёрт</text:span><text:span text:style-name="T15">&gt;</text:span> меня побери, объяснить кьютимарки?</text:p>
      <text:p text:style-name="P94">– А кьютимарки ты сам даришь пони, когда распознаёшь их жизненное предназначение.</text:p>
      <text:p text:style-name="P9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4">Я пожал плечами.</text:p>
      <text:p text:style-name="P94">–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oft-page-break/><text:span text:style-name="T15">–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15">–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91">– Эквусу позарез нужна помощь. И он надеется получить эту помощь от тебя. Видишь, он из кожи вон лезет, чтобы тебе понравиться.</text:p>
      <text:p text:style-name="P88">Он старался тебя рассмешить и показать себя с лучшей стороны. К сожалению, надлого его не хватило — к твоему прибытию он был на грани...</text:p>
      <text:p text:style-name="P91">Тебе не приходилось заботиться о жилье и питании, ты нравишься кобылкам...</text:p>
      <text:p text:style-name="P91">– Гм! Я бы попросил тебя не касаться моих отношений с Рэйнбоу!</text:p>
      <text:p text:style-name="P9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1">У меня сердце буквально ухнуло куда-то вниз, в область желудка.</text:p>
      <text:p text:style-name="P9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9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1">– Та ладно, не утешай. Я не маленький ребёнок. Долг платежом красен. Сделаю то, что ты хочешь. Как сумею.</text:p>
      <text:p text:style-name="P9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1">Анакорн наблюдал за мной без улыбки. По его нейтральному выражению лица невозможно было догадаться, о чём он думает.</text:p>
      <text:p text:style-name="P91">– Ну вот и отлично. Рад, что мы наконец-то пришли к сделке.</text:p>
      <text:p text:style-name="P9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5">– Пора закругляться. Ты начинаешь сгорать. Надо утрясти последние детали, пока ещё есть пару минут.</text:p>
      <text:p text:style-name="P91">– Валяй. Я тебя внимательно слушаю.</text:p>
      <text:p text:style-name="P9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91">– А я разве сплю?</text:p>
      <text:p text:style-name="P91">– Сейчас — нет. Но как только мы закроем сделку — проснёшься. Потому что нет иного способа вернуть тебя в реальный мир.</text:p>
      <text:p text:style-name="P91">– Эээ, постой. А как я в Эквестрию и обратно возвращался?</text:p>
      <text:p text:style-name="P9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1">Так вот, возвращать тебя обратно в твой мир я не буду. </text:p>
      <text:p text:style-name="P91">Во-первых, может возникнуть временная <text:span text:style-name="T15">&lt;</text:span><text:span text:style-name="T26">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9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1">– Ты ещё увидишь пару снов на прощание. Удачи!</text:p>
      <text:p text:style-name="P91"><text:soft-page-break/></text:p>
      <text:p text:style-name="P96">&lt;<text:span text:style-name="T1">- Но если миры Эквестрии станут существовать — появятся и те из них, в которых тьма страданий, постапокалипсис.</text:span></text:p>
      <text:p text:style-name="P96"><text:span text:style-name="T1">- И это лучше, чем не существовать, поверь</text:span>&gt;</text:p>
      <text:p text:style-name="P92">***</text:p>
      <text:p text:style-name="P92"/>
      <text:p text:style-name="P91">&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1"/>
      <text:p text:style-name="P91">– Привет, Макс. – образ Селестии снова реял передо мной, как <text:span text:style-name="T15">&lt;</text:span><text:span text:style-name="T26">полгода</text:span><text:span text:style-name="T15">&gt;</text:span> назад. – Я хочу поблагодарить тебя за всё.</text:p>
      <text:p text:style-name="P91">– Пожалста. – ответил я безучастно. – Всегда рад. Только Вам не нужно было ТАК распинаться, чтобы заручиться моей помощью.</text:p>
      <text:p text:style-name="P91">Селестия на мгновение смутилась, но продолжила.</text:p>
      <text:p text:style-name="P91">&lt;<text:span text:style-name="T26"> - Ты морочила мне яйца, чтобы заинтересовать? Всё, как Свирл указал?</text:span></text:p>
      <text:p text:style-name="P8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8">Я покачал головой.</text:p>
      <text:p text:style-name="P91"><text:span text:style-name="T2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1">– <text:s text:c="2"/>За благополучие Эквестрии я бы и не ТАК разопнулась.<text:span text:style-name="T15">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6666260124060063476" text:style-name="L8">
        <text:list-header>
          <text:p text:style-name="P149">(<text:span text:style-name="T34">Луна — как повелительница снов, слышала разговор Макса с Анакорном</text:span>)</text:p>
          <text:p text:style-name="P150"/>
        </text:list-header>
      </text:list>
      <text:p text:style-name="P116">***</text:p>
      <text:p text:style-name="P86"><text:span text:style-name="T1">–</text:span> Ты?..</text:p>
      <text:p text:style-name="P86"><text:span text:style-name="T1">–</text:span> Ты??!</text:p>
      <text:p text:style-name="P86"><text:span text:style-name="T1">–</text:span> Ты мне снишься??</text:p>
      <text:p text:style-name="P86"><text:span text:style-name="T1">–</text:span> Это ты мне снишься!!</text:p>
      <text:p text:style-name="P86"><text:span text:style-name="T1">–</text:span> Неважно… Пусть мы друг-другу снимся… Ты как, Дэш?</text:p>
      <text:p text:style-name="P8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6"><text:span text:style-name="T29">- Точно? Ну офигеть! </text:span>А ты как?</text:p>
      <text:p text:style-name="P86"><text:span text:style-name="T1">–</text:span> И я в порядке. Вот, возвращаюсь в свой мир. Ну, не совсем в свой. Почти в свой.</text:p>
      <text:p text:style-name="P86"><text:span text:style-name="T1">–</text:span> Навсегда?</text:p>
      <text:p text:style-name="P86"><text:span text:style-name="T1">–</text:span> Скорее всего, да.</text:p>
      <text:p text:style-name="P86"><text:span text:style-name="T1">–</text:span> Это плохо. Я хотела тебе сказать…</text:p>
      <text:p text:style-name="P86"><text:span text:style-name="T1">–</text:span> Не надо, Дэш. Не стоит терзать себя. Мне тоже очень хотелось остаться. Но так надо. Мне очень жаль…</text:p>
      <text:p text:style-name="P8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6"><text:span text:style-name="T1">–</text:span> И тебя, и Твайлайт, и Рэрити, и Селестию, и всех-всех-всех… Таковы правила.</text:p>
      <text:p text:style-name="P86"><text:soft-page-break/><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86">Я опустил руку на шею Дэш и ощутил теплоту и лёгкое покалывание в пустоте.</text:p>
      <text:p text:style-name="P86"><text:span text:style-name="T15">–</text:span> Мне кажется, Дэш, <text:span text:style-name="T1">м</text:span>ы найдём способ связаться. Рано или поздно.</text:p>
      <text:p text:style-name="P86"><text:span text:style-name="T1">–</text:span> И лучше рано, чем поздно! Я не люблю ждать!</text:p>
      <text:p text:style-name="P86"><text:span text:style-name="T1">–</text:span> Да, Дэш. <text:span text:style-name="T1">–</text:span> её образ начал таять. <text:span text:style-name="T1">–</text:span> Да, я помню. Я всё ещё помню…</text:p>
      <text:p text:style-name="P86"/>
      <text:h text:style-name="P156" text:outline-level="2">Земля</text:h>
      <text:p text:style-name="P89">Музыкальная тема из бегущего по лезвию бритвы — <text:span text:style-name="T15">Mission impossible</text:span></text:p>
      <text:p text:style-name="P90">&lt;Ужас возвращения из тёплого волшебного мира друзей в холодную скучную реальность.&gt;</text:p>
      <text:p text:style-name="P8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83"><text:span text:style-name="T1">Я нашарил ногами тапки и пошёл в ванную. Проходя мимо стола, зацепился взглядом за</text:span> эскиз <text:span text:style-name="T1">рисунка</text:span>.</text:p>
      <text:p text:style-name="P8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4">Доставая из стола ключи от машины, опять наткнулся взглядом на эскиз.</text:p>
      <text:p text:style-name="P8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4">Назову-ка я фантазию «Последний фанфик».</text:p>
      <text:p text:style-name="P84"/>
      <text:p text:style-name="P84"/>
      <text:p text:style-name="P84"/>
      <text:p text:style-name="P86"/>
      <text:p text:style-name="P86"/>
      <text:p text:style-name="P86"/>
      <text:p text:style-name="P8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6"/>
      <text:p text:style-name="P8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6"/>
      <text:p text:style-name="P86"/>
      <text:p text:style-name="P86"/>
      <text:p text:style-name="P8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27">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26">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7T12:34:47.542000000</dc:date>
    <meta:editing-duration>P89DT9H1M59S</meta:editing-duration>
    <meta:editing-cycles>5329</meta:editing-cycles>
    <meta:generator>LibreOffice/5.1.0.3$Windows_x86 LibreOffice_project/5e3e00a007d9b3b6efb6797a8b8e57b51ab1f737</meta:generator>
    <meta:document-statistic meta:table-count="0" meta:image-count="0" meta:object-count="0" meta:page-count="174" meta:paragraph-count="3582" meta:word-count="79800" meta:character-count="529294" meta:non-whitespace-character-count="449324"/>
  </office:meta>
</office:document-meta>
</file>